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16.09pt" svg:y="307.79pt">
            <loext:p draw:notify-on-update-of-ranges="Sheet1.B1:Sheet1.B3 Sheet1.C1:Sheet1.C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65.38pt" svg:y="10.18pt">
            <loext:p draw:notify-on-update-of-ranges="Sheet1.B4:Sheet1.B6 Sheet1.C4:Sheet1.C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94.85pt" svg:y="92.83pt">
            <loext:p draw:notify-on-update-of-ranges="Sheet1.B7:Sheet1.B9 Sheet1.C7:Sheet1.C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BFS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DFG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C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BFS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FGS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CS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FS</text:p>
          </table:table-cell>
          <table:table-cell office:value-type="float" office:value="14663" calcext:value-type="float">
            <text:p>1466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DFGS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UCS</text:p>
          </table:table-cell>
          <table:table-cell office:value-type="float" office:value="18235" calcext:value-type="float">
            <text:p>18235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829.39pt" svg:y="19.42pt">
            <loext:p draw:notify-on-update-of-ranges="Sheet2.B1:Sheet2.B3 Sheet2.C1:Sheet2.C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51pt" svg:height="255.09pt" svg:x="843.42pt" svg:y="329.41pt">
            <loext:p draw:notify-on-update-of-ranges="Sheet2.B4:Sheet2.B6 Sheet2.C4:Sheet2.C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453.51pt" svg:height="255.09pt" svg:x="194.85pt" svg:y="92.83pt">
            <loext:p draw:notify-on-update-of-ranges="Sheet2.B7:Sheet2.B9 Sheet2.C7:Sheet2.C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BFS</text:p>
          </table:table-cell>
          <table:table-cell table:style-name="ce3"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DFGS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CS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BFS</text:p>
          </table:table-cell>
          <table:table-cell office:value-type="float" office:value="11.769" calcext:value-type="float">
            <text:p>11.769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DFGS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UCS</text:p>
          </table:table-cell>
          <table:table-cell office:value-type="float" office:value="9.672" calcext:value-type="float">
            <text:p>9.672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FS</text:p>
          </table:table-cell>
          <table:table-cell office:value-type="float" office:value="87.707" calcext:value-type="float">
            <text:p>87.707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DFGS</text:p>
          </table:table-cell>
          <table:table-cell office:value-type="float" office:value="2.763" calcext:value-type="float">
            <text:p>2.763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UCS</text:p>
          </table:table-cell>
          <table:table-cell office:value-type="float" office:value="42.841" calcext:value-type="float">
            <text:p>42.841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774.77pt" svg:y="17.12pt">
            <loext:p draw:notify-on-update-of-ranges="Sheet3.B1:Sheet3.B2 Sheet3.C1:Sheet3.C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829.39pt" svg:y="333.24pt">
            <loext:p draw:notify-on-update-of-ranges="Sheet3.B3:Sheet3.B4 Sheet3.C3:Sheet3.C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194.85pt" svg:y="62.82pt">
            <loext:p draw:notify-on-update-of-ranges="Sheet3.B5:Sheet3.B6 Sheet3.C5:Sheet3.C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Ignore Precond.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Level Su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gnore Precond.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Level Su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gnore Precond.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evel Sum</text:p>
          </table:table-cell>
          <table:table-cell office:value-type="float" office:value="318" calcext:value-type="float">
            <text:p>318</text:p>
          </table:table-cell>
        </table:table-row>
      </table:table>
      <table:table table:name="Sheet4" table:style-name="ta1">
        <table:shapes>
          <draw:frame draw:z-index="0" draw:style-name="gr1" draw:text-style-name="P1" svg:width="453.51pt" svg:height="255.09pt" svg:x="763.03pt" svg:y="20.15pt">
            <loext:p draw:notify-on-update-of-ranges="Sheet4.B1:Sheet4.B2 Sheet4.C1:Sheet4.C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453.51pt" svg:height="255.09pt" svg:x="787.24pt" svg:y="336.25pt">
            <loext:p draw:notify-on-update-of-ranges="Sheet4.B3:Sheet4.B4 Sheet4.C3:Sheet4.C4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453.51pt" svg:height="255.09pt" svg:x="194.85pt" svg:y="62.82pt">
            <loext:p draw:notify-on-update-of-ranges="Sheet4.B5:Sheet4.B6 Sheet4.C5:Sheet4.C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Ignore Precond.</text:p>
          </table:table-cell>
          <table:table-cell table:style-name="ce3"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Level Sum</text:p>
          </table:table-cell>
          <table:table-cell office:value-type="float" office:value="0.675" calcext:value-type="float">
            <text:p>0.675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Ignore Precond.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Level Sum</text:p>
          </table:table-cell>
          <table:table-cell office:value-type="float" office:value="61.425" calcext:value-type="float">
            <text:p>61.42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Ignore Precond.</text:p>
          </table:table-cell>
          <table:table-cell office:value-type="float" office:value="12.375" calcext:value-type="float">
            <text:p>12.375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Level Sum</text:p>
          </table:table-cell>
          <table:table-cell office:value-type="float" office:value="303.83" calcext:value-type="float">
            <text:p>303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1:43:26.337174843</meta:creation-date>
    <dc:date>2017-10-22T22:10:32.373745264</dc:date>
    <meta:editing-duration>PT27M5S</meta:editing-duration>
    <meta:editing-cycles>2</meta:editing-cycles>
    <meta:generator>LibreOffice/5.1.6.2$Linux_X86_64 LibreOffice_project/10m0$Build-2</meta:generator>
    <meta:document-statistic meta:table-count="4" meta:cell-count="9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1</text:p>
        </chart:title>
        <chart:plot-area chart:style-name="ch3" table:cell-range-address="Sheet1.B1:Sheet1.C3" chart:data-source-has-labels="column" svg:x="1.331cm" svg:y="1.275cm" svg:width="14.349cm" svg:height="7.545cm">
          <chartooo:coordinate-region svg:x="1.952cm" svg:y="1.474cm" svg:width="13.728cm" svg:height="6.699cm"/>
          <chart:axis chart:dimension="x" chart:name="primary-x" chart:style-name="ch4" chartooo:axis-type="auto">
            <chartooo:date-scale/>
            <chart:categories table:cell-range-address="Sheet1.B1:Sheet1.B3"/>
          </chart:axis>
          <chart:axis chart:dimension="y" chart:name="primary-y" chart:style-name="ch5">
            <chart:title svg:x="0.451cm" svg:y="6.401cm" chart:style-name="ch6">
              <text:p>No. of expansions</text:p>
            </chart:title>
            <chart:grid chart:style-name="ch7" chart:class="major"/>
          </chart:axis>
          <chart:series chart:style-name="ch8" chart:values-cell-range-address="Sheet1.C1:Sheet1.C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  <draw:g>
                  <svg:desc>Sheet1.B1:Sheet1.B3</svg:desc>
                </draw:g>
              </table:table-cell>
              <table:table-cell office:value-type="float" office:value="43">
                <text:p>43</text:p>
                <draw:g>
                  <svg:desc>Sheet1.C1:Sheet1.C3</svg:desc>
                </draw:g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1</text:p>
        </chart:title>
        <chart:plot-area chart:style-name="ch3" table:cell-range-address="Sheet4.B1:Sheet4.C2" chart:data-source-has-labels="column" svg:x="1.331cm" svg:y="1.275cm" svg:width="14.349cm" svg:height="7.545cm">
          <chartooo:coordinate-region svg:x="2.058cm" svg:y="1.474cm" svg:width="13.622cm" svg:height="6.699cm"/>
          <chart:axis chart:dimension="x" chart:name="primary-x" chart:style-name="ch4" chartooo:axis-type="auto">
            <chartooo:date-scale/>
            <chart:categories table:cell-range-address="Sheet4.B1:Sheet4.B2"/>
          </chart:axis>
          <chart:axis chart:dimension="y" chart:name="primary-y" chart:style-name="ch5">
            <chart:title svg:x="0.451cm" svg:y="6.507cm" chart:style-name="ch6">
              <text:p>Time elapsed (sec.)</text:p>
            </chart:title>
            <chart:grid chart:style-name="ch7" chart:class="major"/>
          </chart:axis>
          <chart:series chart:style-name="ch8" chart:values-cell-range-address="Sheet4.C1:Sheet4.C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  <draw:g>
                  <svg:desc>Sheet4.B1:Sheet4.B2</svg:desc>
                </draw:g>
              </table:table-cell>
              <table:table-cell office:value-type="float" office:value="0.028">
                <text:p>0.028</text:p>
                <draw:g>
                  <svg:desc>Sheet4.C1:Sheet4.C2</svg:desc>
                </draw:g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0.675">
                <text:p>0.6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2</text:p>
        </chart:title>
        <chart:plot-area chart:style-name="ch3" table:cell-range-address="Sheet4.B3:Sheet4.C4" chart:data-source-has-labels="column" svg:x="1.331cm" svg:y="1.275cm" svg:width="14.349cm" svg:height="7.545cm">
          <chartooo:coordinate-region svg:x="1.952cm" svg:y="1.474cm" svg:width="13.728cm" svg:height="6.699cm"/>
          <chart:axis chart:dimension="x" chart:name="primary-x" chart:style-name="ch4" chartooo:axis-type="auto">
            <chartooo:date-scale/>
            <chart:categories table:cell-range-address="Sheet4.B3:Sheet4.B4"/>
          </chart:axis>
          <chart:axis chart:dimension="y" chart:name="primary-y" chart:style-name="ch5">
            <chart:title svg:x="0.451cm" svg:y="6.507cm" chart:style-name="ch6">
              <text:p>Time elapsed (sec.)</text:p>
            </chart:title>
            <chart:grid chart:style-name="ch7" chart:class="major"/>
          </chart:axis>
          <chart:series chart:style-name="ch8" chart:values-cell-range-address="Sheet4.C3:Sheet4.C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  <draw:g>
                  <svg:desc>Sheet4.B3:Sheet4.B4</svg:desc>
                </draw:g>
              </table:table-cell>
              <table:table-cell office:value-type="float" office:value="3.01">
                <text:p>3.01</text:p>
                <draw:g>
                  <svg:desc>Sheet4.C3:Sheet4.C4</svg:desc>
                </draw:g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61.425">
                <text:p>61.4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3</text:p>
        </chart:title>
        <chart:plot-area chart:style-name="ch3" table:cell-range-address="Sheet4.B5:Sheet4.C6" chart:data-source-has-labels="column" svg:x="1.331cm" svg:y="1.275cm" svg:width="14.349cm" svg:height="7.545cm">
          <chartooo:coordinate-region svg:x="2.138cm" svg:y="1.475cm" svg:width="13.542cm" svg:height="6.698cm"/>
          <chart:axis chart:dimension="x" chart:name="primary-x" chart:style-name="ch4" chartooo:axis-type="auto">
            <chartooo:date-scale/>
            <chart:categories table:cell-range-address="Sheet4.B5:Sheet4.B6"/>
          </chart:axis>
          <chart:axis chart:dimension="y" chart:name="primary-y" chart:style-name="ch5">
            <chart:title svg:x="0.451cm" svg:y="6.507cm" chart:style-name="ch6">
              <text:p>Time elapsed (sec.)</text:p>
            </chart:title>
            <chart:grid chart:style-name="ch7" chart:class="major"/>
          </chart:axis>
          <chart:series chart:style-name="ch8" chart:values-cell-range-address="Sheet4.C5:Sheet4.C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  <draw:g>
                  <svg:desc>Sheet4.B5:Sheet4.B6</svg:desc>
                </draw:g>
              </table:table-cell>
              <table:table-cell office:value-type="float" office:value="12.375">
                <text:p>12.375</text:p>
                <draw:g>
                  <svg:desc>Sheet4.C5:Sheet4.C6</svg:desc>
                </draw:g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303.83">
                <text:p>303.8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2</text:p>
        </chart:title>
        <chart:plot-area chart:style-name="ch3" table:cell-range-address="Sheet1.B4:Sheet1.C6" chart:data-source-has-labels="column" svg:x="1.331cm" svg:y="1.275cm" svg:width="14.349cm" svg:height="7.545cm">
          <chartooo:coordinate-region svg:x="2.323cm" svg:y="1.475cm" svg:width="13.357cm" svg:height="6.698cm"/>
          <chart:axis chart:dimension="x" chart:name="primary-x" chart:style-name="ch4" chartooo:axis-type="auto">
            <chartooo:date-scale/>
            <chart:categories table:cell-range-address="Sheet1.B4:Sheet1.B6"/>
          </chart:axis>
          <chart:axis chart:dimension="y" chart:name="primary-y" chart:style-name="ch5">
            <chart:title svg:x="0.451cm" svg:y="6.401cm" chart:style-name="ch6">
              <text:p>No. of expansions</text:p>
            </chart:title>
            <chart:grid chart:style-name="ch7" chart:class="major"/>
          </chart:axis>
          <chart:series chart:style-name="ch8" chart:values-cell-range-address="Sheet1.C4:Sheet1.C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  <draw:g>
                  <svg:desc>Sheet1.B4:Sheet1.B6</svg:desc>
                </draw:g>
              </table:table-cell>
              <table:table-cell office:value-type="float" office:value="3343">
                <text:p>3343</text:p>
                <draw:g>
                  <svg:desc>Sheet1.C4:Sheet1.C6</svg:desc>
                </draw:g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4852">
                <text:p>4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3</text:p>
        </chart:title>
        <chart:plot-area chart:style-name="ch3" table:cell-range-address="Sheet1.B7:Sheet1.C9" chart:data-source-has-labels="column" svg:x="1.331cm" svg:y="1.275cm" svg:width="14.349cm" svg:height="7.545cm">
          <chartooo:coordinate-region svg:x="2.508cm" svg:y="1.474cm" svg:width="13.172cm" svg:height="6.699cm"/>
          <chart:axis chart:dimension="x" chart:name="primary-x" chart:style-name="ch4" chartooo:axis-type="auto">
            <chartooo:date-scale/>
            <chart:categories table:cell-range-address="Sheet1.B7:Sheet1.B9"/>
          </chart:axis>
          <chart:axis chart:dimension="y" chart:name="primary-y" chart:style-name="ch5">
            <chart:title svg:x="0.451cm" svg:y="6.401cm" chart:style-name="ch6">
              <text:p>No. of expansions</text:p>
            </chart:title>
            <chart:grid chart:style-name="ch7" chart:class="major"/>
          </chart:axis>
          <chart:series chart:style-name="ch8" chart:values-cell-range-address="Sheet1.C7:Sheet1.C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  <draw:g>
                  <svg:desc>Sheet1.B7:Sheet1.B9</svg:desc>
                </draw:g>
              </table:table-cell>
              <table:table-cell office:value-type="float" office:value="14663">
                <text:p>14663</text:p>
                <draw:g>
                  <svg:desc>Sheet1.C7:Sheet1.C9</svg:desc>
                </draw:g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18235">
                <text:p>182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1</text:p>
        </chart:title>
        <chart:plot-area chart:style-name="ch3" table:cell-range-address="Sheet2.B1:Sheet2.C3" chart:data-source-has-labels="column" svg:x="1.331cm" svg:y="1.275cm" svg:width="14.349cm" svg:height="7.545cm">
          <chartooo:coordinate-region svg:x="2.429cm" svg:y="1.474cm" svg:width="13.251cm" svg:height="6.699cm"/>
          <chart:axis chart:dimension="x" chart:name="primary-x" chart:style-name="ch4" chartooo:axis-type="auto">
            <chartooo:date-scale/>
            <chart:categories table:cell-range-address="Sheet2.B1:Sheet2.B3"/>
          </chart:axis>
          <chart:axis chart:dimension="y" chart:name="primary-y" chart:style-name="ch5">
            <chart:title svg:x="0.451cm" svg:y="6.507cm" chart:style-name="ch6">
              <text:p>Time elapsed (sec.)</text:p>
            </chart:title>
            <chart:grid chart:style-name="ch7" chart:class="major"/>
          </chart:axis>
          <chart:series chart:style-name="ch8" chart:values-cell-range-address="Sheet2.C1:Sheet2.C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  <draw:g>
                  <svg:desc>Sheet2.B1:Sheet2.B3</svg:desc>
                </draw:g>
              </table:table-cell>
              <table:table-cell office:value-type="float" office:value="0.028">
                <text:p>0.028</text:p>
                <draw:g>
                  <svg:desc>Sheet2.C1:Sheet2.C3</svg:desc>
                </draw:g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2</text:p>
        </chart:title>
        <chart:plot-area chart:style-name="ch3" table:cell-range-address="Sheet2.B4:Sheet2.C6" chart:data-source-has-labels="column" svg:x="1.331cm" svg:y="1.275cm" svg:width="14.349cm" svg:height="7.545cm">
          <chartooo:coordinate-region svg:x="1.952cm" svg:y="1.475cm" svg:width="13.728cm" svg:height="6.698cm"/>
          <chart:axis chart:dimension="x" chart:name="primary-x" chart:style-name="ch4" chartooo:axis-type="auto">
            <chartooo:date-scale/>
            <chart:categories table:cell-range-address="Sheet2.B4:Sheet2.B6"/>
          </chart:axis>
          <chart:axis chart:dimension="y" chart:name="primary-y" chart:style-name="ch5">
            <chart:title svg:x="0.451cm" svg:y="6.507cm" chart:style-name="ch6">
              <text:p>Time elapsed (sec.)</text:p>
            </chart:title>
            <chart:grid chart:style-name="ch7" chart:class="major"/>
          </chart:axis>
          <chart:series chart:style-name="ch8" chart:values-cell-range-address="Sheet2.C4:Sheet2.C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  <draw:g>
                  <svg:desc>Sheet2.B4:Sheet2.B6</svg:desc>
                </draw:g>
              </table:table-cell>
              <table:table-cell office:value-type="float" office:value="11.769">
                <text:p>11.769</text:p>
                <draw:g>
                  <svg:desc>Sheet2.C4:Sheet2.C6</svg:desc>
                </draw:g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2.704">
                <text:p>2.704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9.672">
                <text:p>9.6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3</text:p>
        </chart:title>
        <chart:plot-area chart:style-name="ch3" table:cell-range-address="Sheet2.B7:Sheet2.C9" chart:data-source-has-labels="column" svg:x="1.331cm" svg:y="1.275cm" svg:width="14.349cm" svg:height="7.545cm">
          <chartooo:coordinate-region svg:x="2.138cm" svg:y="1.474cm" svg:width="13.542cm" svg:height="6.699cm"/>
          <chart:axis chart:dimension="x" chart:name="primary-x" chart:style-name="ch4" chartooo:axis-type="auto">
            <chartooo:date-scale/>
            <chart:categories table:cell-range-address="Sheet2.B7:Sheet2.B9"/>
          </chart:axis>
          <chart:axis chart:dimension="y" chart:name="primary-y" chart:style-name="ch5">
            <chart:title svg:x="0.451cm" svg:y="6.507cm" chart:style-name="ch6">
              <text:p>Time elapsed (sec.)</text:p>
            </chart:title>
            <chart:grid chart:style-name="ch7" chart:class="major"/>
          </chart:axis>
          <chart:series chart:style-name="ch8" chart:values-cell-range-address="Sheet2.C7:Sheet2.C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BFS</text:p>
                <draw:g>
                  <svg:desc>Sheet2.B7:Sheet2.B9</svg:desc>
                </draw:g>
              </table:table-cell>
              <table:table-cell office:value-type="float" office:value="87.707">
                <text:p>87.707</text:p>
                <draw:g>
                  <svg:desc>Sheet2.C7:Sheet2.C9</svg:desc>
                </draw:g>
              </table:table-cell>
            </table:table-row>
            <table:table-row>
              <table:table-cell office:value-type="string">
                <text:p>DFGS</text:p>
              </table:table-cell>
              <table:table-cell office:value-type="float" office:value="2.763">
                <text:p>2.763</text:p>
              </table:table-cell>
            </table:table-row>
            <table:table-row>
              <table:table-cell office:value-type="string">
                <text:p>UCS</text:p>
              </table:table-cell>
              <table:table-cell office:value-type="float" office:value="42.841">
                <text:p>42.8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1</text:p>
        </chart:title>
        <chart:plot-area chart:style-name="ch3" table:cell-range-address="Sheet3.B1:Sheet3.C2" chart:data-source-has-labels="column" svg:x="1.331cm" svg:y="1.275cm" svg:width="14.349cm" svg:height="7.545cm">
          <chartooo:coordinate-region svg:x="1.952cm" svg:y="1.475cm" svg:width="13.728cm" svg:height="6.698cm"/>
          <chart:axis chart:dimension="x" chart:name="primary-x" chart:style-name="ch4" chartooo:axis-type="auto">
            <chartooo:date-scale/>
            <chart:categories table:cell-range-address="Sheet3.B1:Sheet3.B2"/>
          </chart:axis>
          <chart:axis chart:dimension="y" chart:name="primary-y" chart:style-name="ch5">
            <chart:title svg:x="0.451cm" svg:y="6.401cm" chart:style-name="ch6">
              <text:p>No. of expansions</text:p>
            </chart:title>
            <chart:grid chart:style-name="ch7" chart:class="major"/>
          </chart:axis>
          <chart:series chart:style-name="ch8" chart:values-cell-range-address="Sheet3.C1:Sheet3.C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  <draw:g>
                  <svg:desc>Sheet3.B1:Sheet3.B2</svg:desc>
                </draw:g>
              </table:table-cell>
              <table:table-cell office:value-type="float" office:value="41">
                <text:p>41</text:p>
                <draw:g>
                  <svg:desc>Sheet3.C1:Sheet3.C2</svg:desc>
                </draw:g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2</text:p>
        </chart:title>
        <chart:plot-area chart:style-name="ch3" table:cell-range-address="Sheet3.B3:Sheet3.C4" chart:data-source-has-labels="column" svg:x="1.331cm" svg:y="1.275cm" svg:width="14.349cm" svg:height="7.545cm">
          <chartooo:coordinate-region svg:x="2.323cm" svg:y="1.474cm" svg:width="13.357cm" svg:height="6.699cm"/>
          <chart:axis chart:dimension="x" chart:name="primary-x" chart:style-name="ch4" chartooo:axis-type="auto">
            <chartooo:date-scale/>
            <chart:categories table:cell-range-address="Sheet3.B3:Sheet3.B4"/>
          </chart:axis>
          <chart:axis chart:dimension="y" chart:name="primary-y" chart:style-name="ch5">
            <chart:title svg:x="0.451cm" svg:y="6.401cm" chart:style-name="ch6">
              <text:p>No. of expansions</text:p>
            </chart:title>
            <chart:grid chart:style-name="ch7" chart:class="major"/>
          </chart:axis>
          <chart:series chart:style-name="ch8" chart:values-cell-range-address="Sheet3.C3:Sheet3.C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  <draw:g>
                  <svg:desc>Sheet3.B3:Sheet3.B4</svg:desc>
                </draw:g>
              </table:table-cell>
              <table:table-cell office:value-type="float" office:value="1450">
                <text:p>1450</text:p>
                <draw:g>
                  <svg:desc>Sheet3.C3:Sheet3.C4</svg:desc>
                </draw:g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86">
                <text:p>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Problem 3</text:p>
        </chart:title>
        <chart:plot-area chart:style-name="ch3" table:cell-range-address="Sheet3.B5:Sheet3.C6" chart:data-source-has-labels="column" svg:x="1.331cm" svg:y="1.275cm" svg:width="14.349cm" svg:height="7.545cm">
          <chartooo:coordinate-region svg:x="2.323cm" svg:y="1.475cm" svg:width="13.357cm" svg:height="6.698cm"/>
          <chart:axis chart:dimension="x" chart:name="primary-x" chart:style-name="ch4" chartooo:axis-type="auto">
            <chartooo:date-scale/>
            <chart:categories table:cell-range-address="Sheet3.B5:Sheet3.B6"/>
          </chart:axis>
          <chart:axis chart:dimension="y" chart:name="primary-y" chart:style-name="ch5">
            <chart:title svg:x="0.451cm" svg:y="6.401cm" chart:style-name="ch6">
              <text:p>No. of expansions</text:p>
            </chart:title>
            <chart:grid chart:style-name="ch7" chart:class="major"/>
          </chart:axis>
          <chart:series chart:style-name="ch8" chart:values-cell-range-address="Sheet3.C5:Sheet3.C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gnore Precond.</text:p>
                <draw:g>
                  <svg:desc>Sheet3.B5:Sheet3.B6</svg:desc>
                </draw:g>
              </table:table-cell>
              <table:table-cell office:value-type="float" office:value="5040">
                <text:p>5040</text:p>
                <draw:g>
                  <svg:desc>Sheet3.C5:Sheet3.C6</svg:desc>
                </draw:g>
              </table:table-cell>
            </table:table-row>
            <table:table-row>
              <table:table-cell office:value-type="string">
                <text:p>Level Sum</text:p>
              </table:table-cell>
              <table:table-cell office:value-type="float" office:value="318">
                <text:p>3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